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0260" officeooo:paragraph-rsid="00070260"/>
    </style:style>
    <style:style style:name="P2" style:family="paragraph" style:parent-style-name="Standard">
      <style:text-properties officeooo:rsid="0034dfd6" officeooo:paragraph-rsid="0034dfd6"/>
    </style:style>
    <style:style style:name="P3" style:family="paragraph" style:parent-style-name="Standard">
      <style:text-properties officeooo:rsid="003a9efa" officeooo:paragraph-rsid="003a9efa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3a9efa" officeooo:paragraph-rsid="003a9efa"/>
    </style:style>
    <style:style style:name="P5" style:family="paragraph" style:parent-style-name="Standard" style:list-style-name="L1">
      <style:text-properties officeooo:rsid="000d631d" officeooo:paragraph-rsid="000d631d"/>
    </style:style>
    <style:style style:name="P6" style:family="paragraph" style:parent-style-name="Standard" style:list-style-name="L2">
      <style:text-properties officeooo:rsid="000f7133" officeooo:paragraph-rsid="000f7133"/>
    </style:style>
    <style:style style:name="P7" style:family="paragraph" style:parent-style-name="Standard" style:list-style-name="L2">
      <style:text-properties officeooo:rsid="001176c6" officeooo:paragraph-rsid="001176c6"/>
    </style:style>
    <style:style style:name="P8" style:family="paragraph" style:parent-style-name="Standard" style:list-style-name="L1">
      <style:text-properties officeooo:rsid="001176c6" officeooo:paragraph-rsid="001176c6"/>
    </style:style>
    <style:style style:name="P9" style:family="paragraph" style:parent-style-name="Standard" style:list-style-name="L1">
      <style:text-properties officeooo:rsid="0014490c" officeooo:paragraph-rsid="0014490c"/>
    </style:style>
    <style:style style:name="P10" style:family="paragraph" style:parent-style-name="Standard" style:list-style-name="L1">
      <style:text-properties officeooo:rsid="00156c30" officeooo:paragraph-rsid="00156c30"/>
    </style:style>
    <style:style style:name="P11" style:family="paragraph" style:parent-style-name="Standard" style:list-style-name="L1">
      <style:text-properties officeooo:rsid="00169505" officeooo:paragraph-rsid="00169505"/>
    </style:style>
    <style:style style:name="P12" style:family="paragraph" style:parent-style-name="Standard" style:list-style-name="L1">
      <style:text-properties officeooo:rsid="001a9633" officeooo:paragraph-rsid="001a9633"/>
    </style:style>
    <style:style style:name="P13" style:family="paragraph" style:parent-style-name="Standard" style:list-style-name="L1">
      <style:text-properties officeooo:rsid="001af869" officeooo:paragraph-rsid="001af869"/>
    </style:style>
    <style:style style:name="P14" style:family="paragraph" style:parent-style-name="Standard" style:list-style-name="L1">
      <style:text-properties officeooo:rsid="00177ce1" officeooo:paragraph-rsid="00177ce1"/>
    </style:style>
    <style:style style:name="P15" style:family="paragraph" style:parent-style-name="Standard" style:list-style-name="L1">
      <style:text-properties officeooo:rsid="001c73a0" officeooo:paragraph-rsid="001c7cd6"/>
    </style:style>
    <style:style style:name="P16" style:family="paragraph" style:parent-style-name="Standard" style:list-style-name="L1">
      <style:text-properties officeooo:rsid="001d6c6f" officeooo:paragraph-rsid="001d6c6f"/>
    </style:style>
    <style:style style:name="P17" style:family="paragraph" style:parent-style-name="Standard" style:list-style-name="L1">
      <style:text-properties officeooo:rsid="001de975" officeooo:paragraph-rsid="001de975"/>
    </style:style>
    <style:style style:name="P18" style:family="paragraph" style:parent-style-name="Standard" style:list-style-name="L1">
      <style:text-properties officeooo:rsid="002069c2" officeooo:paragraph-rsid="002069c2"/>
    </style:style>
    <style:style style:name="P19" style:family="paragraph" style:parent-style-name="Standard" style:list-style-name="L1">
      <style:text-properties officeooo:rsid="00219d78" officeooo:paragraph-rsid="00219d78"/>
    </style:style>
    <style:style style:name="P20" style:family="paragraph" style:parent-style-name="Standard" style:list-style-name="L1">
      <style:text-properties officeooo:rsid="002409cb" officeooo:paragraph-rsid="002409cb"/>
    </style:style>
    <style:style style:name="P21" style:family="paragraph" style:parent-style-name="Standard" style:list-style-name="L1">
      <style:text-properties officeooo:rsid="002a1909" officeooo:paragraph-rsid="002a1909"/>
    </style:style>
    <style:style style:name="P22" style:family="paragraph" style:parent-style-name="Standard" style:list-style-name="L1">
      <style:text-properties officeooo:rsid="002c3eca" officeooo:paragraph-rsid="002c3eca"/>
    </style:style>
    <style:style style:name="P23" style:family="paragraph" style:parent-style-name="Standard" style:list-style-name="L1">
      <style:text-properties officeooo:rsid="002e4221" officeooo:paragraph-rsid="002e4221"/>
    </style:style>
    <style:style style:name="P24" style:family="paragraph" style:parent-style-name="Standard" style:list-style-name="L1">
      <style:text-properties officeooo:rsid="00311389" officeooo:paragraph-rsid="00311389"/>
    </style:style>
    <style:style style:name="P25" style:family="paragraph" style:parent-style-name="Standard" style:list-style-name="L1">
      <style:text-properties officeooo:rsid="00326912" officeooo:paragraph-rsid="00326912"/>
    </style:style>
    <style:style style:name="P26" style:family="paragraph" style:parent-style-name="Standard" style:list-style-name="L1">
      <style:text-properties officeooo:rsid="003388c8" officeooo:paragraph-rsid="003388c8"/>
    </style:style>
    <style:style style:name="P27" style:family="paragraph" style:parent-style-name="Standard" style:list-style-name="L1">
      <style:text-properties officeooo:rsid="00340ae3" officeooo:paragraph-rsid="00340ae3"/>
    </style:style>
    <style:style style:name="P28" style:family="paragraph" style:parent-style-name="Standard" style:list-style-name="L1">
      <style:text-properties officeooo:rsid="0034dfd6" officeooo:paragraph-rsid="0034dfd6"/>
    </style:style>
    <style:style style:name="P29" style:family="paragraph" style:parent-style-name="Standard" style:list-style-name="L3">
      <style:text-properties officeooo:rsid="003be690" officeooo:paragraph-rsid="003be690"/>
    </style:style>
    <style:style style:name="P30" style:family="paragraph" style:parent-style-name="Standard" style:list-style-name="L3">
      <style:text-properties officeooo:rsid="003d3aa5" officeooo:paragraph-rsid="003d3aa5"/>
    </style:style>
    <style:style style:name="P31" style:family="paragraph" style:parent-style-name="Standard" style:list-style-name="L3">
      <style:text-properties style:text-underline-style="none" officeooo:rsid="0040c0df" officeooo:paragraph-rsid="0040c0df"/>
    </style:style>
    <style:style style:name="P32" style:family="paragraph" style:parent-style-name="Standard" style:list-style-name="L3">
      <style:text-properties officeooo:rsid="0042abd2" officeooo:paragraph-rsid="0042abd2"/>
    </style:style>
    <style:style style:name="P33" style:family="paragraph" style:parent-style-name="Standard" style:list-style-name="L3">
      <style:text-properties officeooo:rsid="0047bf25" officeooo:paragraph-rsid="0047bf25"/>
    </style:style>
    <style:style style:name="P34" style:family="paragraph" style:parent-style-name="Standard" style:list-style-name="L3">
      <style:text-properties officeooo:rsid="0049be68" officeooo:paragraph-rsid="0049be68"/>
    </style:style>
    <style:style style:name="P35" style:family="paragraph" style:parent-style-name="Standard" style:list-style-name="L3">
      <style:text-properties officeooo:rsid="004b0634" officeooo:paragraph-rsid="004b0634"/>
    </style:style>
    <style:style style:name="P36" style:family="paragraph" style:parent-style-name="Standard" style:list-style-name="L3">
      <style:text-properties officeooo:rsid="004cb05b" officeooo:paragraph-rsid="004cb05b"/>
    </style:style>
    <style:style style:name="P37" style:family="paragraph" style:parent-style-name="Standard" style:list-style-name="L3">
      <style:text-properties officeooo:rsid="004cbf08" officeooo:paragraph-rsid="004cbf08"/>
    </style:style>
    <style:style style:name="P38" style:family="paragraph" style:parent-style-name="Standard" style:list-style-name="L3">
      <style:text-properties officeooo:rsid="004e512a" officeooo:paragraph-rsid="004e512a"/>
    </style:style>
    <style:style style:name="P39" style:family="paragraph" style:parent-style-name="Standard" style:list-style-name="L3">
      <style:text-properties officeooo:rsid="004f7761" officeooo:paragraph-rsid="004f7761"/>
    </style:style>
    <style:style style:name="P40" style:family="paragraph" style:parent-style-name="Standard" style:list-style-name="L3">
      <style:text-properties officeooo:rsid="00526fdf" officeooo:paragraph-rsid="00526fdf"/>
    </style:style>
    <style:style style:name="P41" style:family="paragraph" style:parent-style-name="Standard" style:list-style-name="L3">
      <style:text-properties officeooo:rsid="00538bf4" officeooo:paragraph-rsid="00538bf4"/>
    </style:style>
    <style:style style:name="P42" style:family="paragraph" style:parent-style-name="Standard" style:list-style-name="L3">
      <style:text-properties officeooo:rsid="005412ec" officeooo:paragraph-rsid="005412ec"/>
    </style:style>
    <style:style style:name="P43" style:family="paragraph" style:parent-style-name="Standard" style:list-style-name="L3">
      <style:text-properties officeooo:rsid="00552ba7" officeooo:paragraph-rsid="00552ba7"/>
    </style:style>
    <style:style style:name="P44" style:family="paragraph" style:parent-style-name="Standard" style:list-style-name="L3">
      <style:text-properties officeooo:rsid="0056b2e5" officeooo:paragraph-rsid="0056b2e5"/>
    </style:style>
    <style:style style:name="T1" style:family="text">
      <style:text-properties officeooo:rsid="00094482"/>
    </style:style>
    <style:style style:name="T2" style:family="text">
      <style:text-properties officeooo:rsid="001c73a0"/>
    </style:style>
    <style:style style:name="T3" style:family="text">
      <style:text-properties officeooo:rsid="00244c83"/>
    </style:style>
    <style:style style:name="T4" style:family="text">
      <style:text-properties officeooo:rsid="002fe94f"/>
    </style:style>
    <style:style style:name="T5" style:family="text">
      <style:text-properties officeooo:rsid="003ca092"/>
    </style:style>
    <style:style style:name="T6" style:family="text">
      <style:text-properties style:text-underline-style="solid" style:text-underline-width="auto" style:text-underline-color="font-color" officeooo:rsid="003ca092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3ca092"/>
    </style:style>
    <style:style style:name="T9" style:family="text">
      <style:text-properties style:text-underline-style="none" officeooo:rsid="00445d23"/>
    </style:style>
    <style:style style:name="T10" style:family="text">
      <style:text-properties style:text-underline-style="none" officeooo:rsid="0046bf71"/>
    </style:style>
    <style:style style:name="T11" style:family="text">
      <style:text-properties style:text-underline-style="none" officeooo:rsid="004f2a58"/>
    </style:style>
    <style:style style:name="T12" style:family="text">
      <style:text-properties style:text-underline-style="none" officeooo:rsid="005541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3 <text:span text:style-name="T1">Notater</text:span></text:p>
      <text:list xml:id="list500700223474470797" text:style-name="L1">
        <text:list-item>
          <text:p text:style-name="P5">Reglamentation</text:p>
        </text:list-item>
      </text:list>
      <text:list xml:id="list6540363696369499264" text:style-name="L2">
        <text:list-item>
          <text:list>
            <text:list-item>
              <text:p text:style-name="P6">Identification des Dangers </text:p>
            </text:list-item>
            <text:list-item>
              <text:p text:style-name="P6">Determmination des domages </text:p>
            </text:list-item>
            <text:list-item>
              <text:p text:style-name="P6">Estimering av sannsynligheter </text:p>
            </text:list-item>
            <text:list-item>
              <text:p text:style-name="P6">Evalueringer av risikoer</text:p>
            </text:list-item>
          </text:list>
        </text:list-item>
        <text:list-item>
          <text:p text:style-name="P7">Reglementation (OPAM)</text:p>
        </text:list-item>
      </text:list>
      <text:list xml:id="list113555807872163" text:continue-list="list500700223474470797" text:style-name="L1">
        <text:list-item>
          <text:p text:style-name="P8">Holderens forpliktelser </text:p>
          <text:list>
            <text:list-item>
              <text:p text:style-name="P8">Notification: </text:p>
            </text:list-item>
            <text:list-item>
              <text:p text:style-name="P8">.....</text:p>
            </text:list-item>
          </text:list>
        </text:list-item>
        <text:list-item>
          <text:p text:style-name="P9">Oppgaver fra autoritetene (Myndighetene?)</text:p>
          <text:list>
            <text:list-item>
              <text:p text:style-name="P10">Vurdere aksepterbarheten av risikoer og farer </text:p>
            </text:list-item>
            <text:list-item>
              <text:p text:style-name="P11">Kunne spørre om ekstra tiltak(?)</text:p>
            </text:list-item>
            <text:list-item>
              <text:p text:style-name="P12">Organiser inspeksjonen </text:p>
            </text:list-item>
            <text:list-item>
              <text:p text:style-name="P12">Koordinering av inngrep og advarsler</text:p>
            </text:list-item>
          </text:list>
        </text:list-item>
        <text:list-item>
          <text:p text:style-name="P13">Hors scope </text:p>
        </text:list-item>
        <text:list-item>
          <text:p text:style-name="P14">I Sveits er det stor forskjell mellom kantonene </text:p>
          <text:list>
            <text:list-item>
              <text:p text:style-name="P14">I hva? <text:span text:style-name="T2">Lover/antall inspeksjoner/ Noe annet?</text:span></text:p>
            </text:list-item>
          </text:list>
        </text:list-item>
        <text:list-item>
          <text:p text:style-name="P15">OPAM og oppsett av territorier </text:p>
          <text:list>
            <text:list-item>
              <text:p text:style-name="P16">Sørg for at andre ikke er i faresonen(?)</text:p>
              <text:list>
                <text:list-item>
                  <text:p text:style-name="P17">=&gt; Reduser radien, eller ?</text:p>
                </text:list-item>
                <text:list-item>
                  <text:p text:style-name="P18">Eller handler det om å ikke utsette flere personer for risiko </text:p>
                </text:list-item>
                <text:list-item>
                  <text:p text:style-name="P19">Om man har bygninger som er delvis eksponert prøver man av og til å ha høyere tetthet i den delen som ikke er eksponert, og lavere i den som er eksponert</text:p>
                </text:list-item>
                <text:list-item>
                  <text:p text:style-name="P20">Det man vurderer er ikke fuly så binært som det <text:span text:style-name="T3">man ser i slidsene</text:span></text:p>
                </text:list-item>
              </text:list>
            </text:list-item>
          </text:list>
        </text:list-item>
        <text:list-item>
          <text:p text:style-name="P21">Det er 2400 kjemiske «sites» som følger OPAM </text:p>
          <text:list>
            <text:list-item>
              <text:p text:style-name="P22">De fleste er uten risikostudier </text:p>
            </text:list-item>
          </text:list>
        </text:list-item>
        <text:list-item>
          <text:p text:style-name="P23">Det er færre med Bioteknologi </text:p>
        </text:list-item>
        <text:list-item>
          <text:p text:style-name="P23">Det er mulig at slidsene har <text:span text:style-name="T4">en pensumliste i seg. </text:span></text:p>
        </text:list-item>
        <text:list-item>
          <text:p text:style-name="P24">Reglement i Europa </text:p>
          <text:list>
            <text:list-item>
              <text:p text:style-name="P25">Direktiver («Conseil»)</text:p>
            </text:list-item>
          </text:list>
        </text:list-item>
        <text:list-item>
          <text:p text:style-name="P26">Svaits bruker samme system for å identifisere farer som Europa (Muligens også resten av verden(?)) </text:p>
        </text:list-item>
        <text:list-item>
          <text:p text:style-name="P27">ESPOO -konvensjonen </text:p>
          <text:list>
            <text:list-item>
              <text:p text:style-name="P27">Informasjon og konsultasjon på tvers av landegrenser </text:p>
            </text:list-item>
            <text:list-item>
              <text:p text:style-name="P27">Brukt i Sveits siden ...</text:p>
            </text:list-item>
          </text:list>
        </text:list-item>
        <text:list-item>
          <text:p text:style-name="P27">ARHUUS – konvensjonen</text:p>
          <text:list>
            <text:list-item>
              <text:p text:style-name="P28">Samme, men med offentligheten. </text:p>
            </text:list-item>
          </text:list>
        </text:list-item>
      </text:list>
      <text:p text:style-name="P2"/>
      <text:p text:style-name="P2"/>
      <text:p text:style-name="P2"/>
      <text:p text:style-name="P4">DEL 2 </text:p>
      <text:p text:style-name="P3"/>
      <text:p text:style-name="P3"/>
      <text:list xml:id="list4752712613310293415" text:style-name="L3">
        <text:list-item>
          <text:p text:style-name="P29">Identification des dangers </text:p>
          <text:list>
            <text:list-item>
              <text:p text:style-name="P29">«<text:span text:style-name="T5">Ce qui constitue une </text:span><text:span text:style-name="T6">menace</text:span><text:span text:style-name="T8"> pour la ranquillité ou l’existence même d’une personne, ...»</text:span></text:p>
            </text:list-item>
            <text:list-item>
              <text:p text:style-name="P30"><text:span text:style-name="T8">D</text:span><text:span text:style-name="T7">et finnes flere klasser a farer</text:span></text:p>
            </text:list-item>
          </text:list>
        </text:list-item>
        <text:list-item>
          <text:p text:style-name="P31">Distansere årsak, Danger og fenomenet. </text:p>
          <text:list>
            <text:list-item>
              <text:p text:style-name="P32"><text:soft-page-break/><text:span text:style-name="T7">Kjemisk, biologisk, </text:span><text:span text:style-name="T9">mekanisk, </text:span><text:span text:style-name="T10">elektrisk, termisk, stråling(Ioniserende/ikke-ioniserende), ...</text:span></text:p>
            </text:list-item>
          </text:list>
        </text:list-item>
        <text:list-item>
          <text:p text:style-name="P33"><text:span text:style-name="T10">I</text:span><text:span text:style-name="T7">dentifikasjon av farer </text:span></text:p>
          <text:list>
            <text:list-item>
              <text:p text:style-name="P33"><text:span text:style-name="T7">3 «entités porteuses» av farer </text:span></text:p>
              <text:list>
                <text:list-item>
                  <text:p text:style-name="P33"><text:span text:style-name="T7">Rene substanser </text:span></text:p>
                </text:list-item>
                <text:list-item>
                  <text:p text:style-name="P33"><text:span text:style-name="T7">Blandinger </text:span></text:p>
                </text:list-item>
                <text:list-item>
                  <text:p text:style-name="P33"><text:span text:style-name="T7">Kjemiske reaksjoner (Som genererer substansene) </text:span></text:p>
                </text:list-item>
              </text:list>
            </text:list-item>
            <text:list-item>
              <text:p text:style-name="P34"><text:span text:style-name="T7">Nøkkelen for å identifisere farene </text:span></text:p>
            </text:list-item>
            <text:list-item>
              <text:p text:style-name="P34"><text:span text:style-name="T7">3 mulige fenomener: </text:span></text:p>
              <text:list>
                <text:list-item>
                  <text:p text:style-name="P34"><text:span text:style-name="T7">Brann </text:span></text:p>
                </text:list-item>
                <text:list-item>
                  <text:p text:style-name="P34"><text:span text:style-name="T7">Eksplosjon </text:span></text:p>
                </text:list-item>
                <text:list-item>
                  <text:p text:style-name="P34"><text:span text:style-name="T7">Frigjøring</text:span></text:p>
                </text:list-item>
              </text:list>
            </text:list-item>
            <text:list-item>
              <text:p text:style-name="P35"><text:span text:style-name="T7">Hva er årsakene til ulykkene</text:span></text:p>
              <text:list>
                <text:list-item>
                  <text:p text:style-name="P36"><text:span text:style-name="T7">Interne årsaker</text:span></text:p>
                  <text:list>
                    <text:list-item>
                      <text:p text:style-name="P36"><text:span text:style-name="T7">Materiell/teknisk svikt</text:span></text:p>
                    </text:list-item>
                    <text:list-item>
                      <text:p text:style-name="P36"><text:span text:style-name="T7">Menneskelig svikt</text:span></text:p>
                    </text:list-item>
                  </text:list>
                </text:list-item>
                <text:list-item>
                  <text:p text:style-name="P36"><text:span text:style-name="T7">Eksterne årsaker </text:span></text:p>
                  <text:list>
                    <text:list-item>
                      <text:p text:style-name="P37"><text:span text:style-name="T7">Naturlige fenomen </text:span></text:p>
                    </text:list-item>
                    <text:list-item>
                      <text:p text:style-name="P37"><text:span text:style-name="T7">Nærliggende industriområder</text:span></text:p>
                    </text:list-item>
                    <text:list-item>
                      <text:p text:style-name="P38"><text:span text:style-name="T7">Fly, transportmiddel </text:span></text:p>
                    </text:list-item>
                    <text:list-item>
                      <text:p text:style-name="P38"><text:span text:style-name="T7">«</text:span><text:span text:style-name="T11">Ondskap» </text:span></text:p>
                    </text:list-item>
                  </text:list>
                </text:list-item>
              </text:list>
            </text:list-item>
            <text:list-item>
              <text:p text:style-name="P39"><text:span text:style-name="T11">H</text:span><text:span text:style-name="T7">vordan kan man gjenkjenne farene som er der </text:span></text:p>
              <text:list>
                <text:list-item>
                  <text:p text:style-name="P40"><text:span text:style-name="T7">CLP-reglementet deffinerer 28 fareklasser</text:span></text:p>
                  <text:list>
                    <text:list-item>
                      <text:p text:style-name="P40"><text:span text:style-name="T7">....</text:span></text:p>
                    </text:list-item>
                  </text:list>
                </text:list-item>
              </text:list>
            </text:list-item>
            <text:list-item>
              <text:p text:style-name="P41"><text:span text:style-name="T7">Merking </text:span></text:p>
              <text:list>
                <text:list-item>
                  <text:p text:style-name="P42"><text:span text:style-name="T7">De nevner med en H, og råd og advarsler med en P </text:span></text:p>
                </text:list-item>
                <text:list-item>
                  <text:p text:style-name="P43"><text:span text:style-name="T7">Det komersielle navnet på produktet </text:span></text:p>
                </text:list-item>
                <text:list-item>
                  <text:p text:style-name="P43"><text:span text:style-name="T7">Piktogrammer </text:span><text:span text:style-name="T12">for hovedfarene</text:span></text:p>
                </text:list-item>
              </text:list>
            </text:list-item>
          </text:list>
        </text:list-item>
        <text:list-item>
          <text:p text:style-name="P44"><text:span text:style-name="T12">M</text:span><text:span text:style-name="T7">etanol, amoniakk, ..., </text:span></text:p>
        </text:list-item>
        <text:list-item>
          <text:p text:style-name="P32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02:00.737540936</meta:creation-date>
    <meta:generator>LibreOffice/5.1.6.2$Linux_X86_64 LibreOffice_project/10m0$Build-2</meta:generator>
    <dc:date>2019-03-07T11:26:49.386754802</dc:date>
    <meta:editing-duration>PT2H10M26S</meta:editing-duration>
    <meta:editing-cycles>75</meta:editing-cycles>
    <meta:document-statistic meta:table-count="0" meta:image-count="0" meta:object-count="0" meta:page-count="2" meta:paragraph-count="70" meta:word-count="391" meta:character-count="2295" meta:non-whitespace-character-count="1999"/>
  </office:meta>
</office:document-meta>
</file>